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Archives oulipiennes — Corpus des comptes-rendus des réunions de l'OULIPO<text:span> Lou Burnard</text:span> (ed.) École nationale des chartes: Service de formation continuemai 2016<text:p text:style-name="Text_20_body">Information about the source</text:p>François Le LionnaisExcusé depuis la 13 mars 1984Président-FondateurRaymond QueneauPrésident-FondateurExcusé depuis le 25 octobre 1976Noél ArnaudMembre fondateurPrésident de 1984 a 2003Excusé depuis le 1er avril 2003Jacques BensMembre fondateurExcusé depuis le 26 juillet 2001Claude BergeMembre fondateurExcusé depuis le 30 juin 2002Jacques DuchateauMembre fondateurLatis alias Emmanuel Peillet1913Excusé depuis le 1er Septembre 1973Membre fondateur Jean LescureMembre fondateur Excusé depuis le 17 octobre 2005Jean QuevalMembre fondateur Excusé depuis le 10 décembre 1990Albert-Marie Schmidt1901Membre fondateur Excusé depuis le 8 février 1966André Blavier Correspondant étranger depuis le 13 février 1961 Excusé depuis le 9 juin 2001Ross ChambersNé en 1932Correspondant étranger depuis le 13 février 1961 Stanley ChapmanCorrespondant étranger depuis le 13 février 1961 Excusé depuis le 26 mai 2009Paul BraffortNé en 1923Entré à l'Oulipo le 13 mars 1961Marcel DuchampEntré à l'Oulipo le 16 mars 1962 Excusé depuis le 2 octobre 1968Jacques RoubaudEntré à l'Oulipo le 27 novembre 1966Georges PerecEntré à l'Oulipo le 22 mars 1967 Excusé depuis le 3 mars 1982Marcel BénabouNé en 1939Entré à l'Oulipo le 29 octobre 1970Secrétaire déﬁnitivement provisoire depuis 1971 Luc EtienneEntré à l'Oulipo Ie 29 octobre 1979 Excusé depuis le 27 novembre 1984Paul FournelNé en 1947Entré à l'Oulipo le 10 septembre 1971 Secrétaire provisoirement déﬁnitif de 1971 à 2003Troisiéme president de l’Oulipo depuis le 12 mai 2003Italo CalvinoEntré à l'Oulipo le 14 février 1973 Excusé depuis le 19 septembre 1985 Harry MathewsEntré à l'Oulipo le 14 février 1973Michele MétailNée en 1950Entrée à l'Oulipo le 28 octobre 1975 Prend ses distances avec le groupe en 2001François CaradecEntré à l‘Oulipo le 4 octobre 1983 Excusé depuis le 13 novembre 2008Jacques JouetNé en 1947Entré à l'Oulipo le 4 octobre 1983Oskar PastiorEntré à l'Oulipo en avril 1992 Excusé depuis le 4 octobre 2006Pierre RosenstiehlNé en 1933Entré à l'Oulipo en avril 1992Hervé Le TellierNé en 1957Entré à l'Oulipo le 15 décembre 1992Bernard CerquigliniNé en 1947Entré à l'Oulipo le 15 avril 1995Michelle GrangaudNée en 1941Entrée à l'Oulipo en mai 1995Ian MonkNé en 1960Entré à l'Oulipo en juin 1998<text:soft-page-break/>Ouvroir de littérature potentielle<text:h text:outline-level="1">Circulaire n°8Compte-rendu de la réunion du vendredi 28 avril 1961</text:h><text:p text:style-name="Text_20_body">5 mai 1961</text:p><text:p text:style-name="Text_20_body">Absents : </text:p><text:list text:style-name="L1"><text:list-item><text:p text:style-name="P1">François Le Lionnais,</text:p></text:list-item><text:list-item><text:p text:style-name="P1">Claude Berge,</text:p></text:list-item><text:list-item><text:p text:style-name="P1">Latis </text:p></text:list-item></text:list><text:p text:style-name="Text_20_body">excusés.</text:p><text:p text:style-name="Text_20_body">Président de Séance : Jean Queval</text:p><text:h text:outline-level="1"/><text:p text:style-name="Text_20_body">Albert-Marie Schmidt ouvre la séance par la lecture d’un poème en vers monosyllabiques d’ Amédée Pommier, intitulé Sparte en langue laconique. Le présentateur fait remarquer que la réussite technique de ce poème lui semble résider dans l’alternance des ref="#rimesmasculinesetfeminines"&gt;rimes masculines et féminines, à quoi n’est pas parvenu Rimbaud, en d’analogues exercices.</text:p><text:p text:style-name="Speaker">Jean LESCURE</text:p><text:p text:style-name="Text_20_body">Mais y pensa-t-il ? </text:p><text:p text:style-name="Speaker">Raymond QUENEAU</text:p><text:p text:style-name="Text_20_body">Bien sûr ; comment n'y aurait-il pas pensé ? Ce poème est versé aux archives. </text:p><text:h text:outline-level="1"/><text:p text:style-name="Text_20_body">Noël ARNAUD déclare que la Magnificence</text:p><text:h text:outline-level="1"/><text:h text:outline-level="1"/><text:h text:outline-level="1"/><text:h text:outline-level="1"/><text:h text:outline-level="1"/><text:h text:outline-level="1"/><text:h text:outline-level="1"/><text:soft-page-break/><text:soft-page-break/><text:soft-page-break/><text:h text:outline-level="1"/><text:p text:style-name="Text_20_body">composition de poèmes avec mots imposés (qui ne sont donc que </text:p>bouts-rimés<text:p text:style-name="Text_20_body">). Dans la substitution de termes, etc … ?</text:p><text:h text:outline-level="1"/><text:p text:style-name="Text_20_body"><text:span>Raymond QUENEAU</text:span> et <text:span>Jean LESCURE</text:span></text:p><text:span text:style-name="Stage">(en chœur)</text:span><text:p text:style-name="Text_20_body"> : Nous sommes au milieu du XX° siècle. <text:span text:style-name="Emphasis">Tout</text:span> présente un rapport avec la Science.</text:p><text:h text:outline-level="1"/><text:p text:style-name="Text_20_body"><text:span>Raymond QUENEAU</text:span> : Nous pouvons dire, par exemple, que nos recherches de rhétorique tiennent compte du fait que la Science n’en est pas restée à <text:span>Pythagore</text:span>.</text:p><text:h text:outline-level="1"/><text:p text:style-name="Text_20_body"><text:span>Albert Marie-SCHMIDT</text:span> : On pourrait alors préciser que nous nous trouvons devant de textes existants, et que nous les modifions sans faire intervenir notre affectivité personnelle…</text:p><text:h text:outline-level="1"/><text:p text:style-name="Text_20_body"><text:span>Raymond QUENEAU</text:span> : Permettez ! Permettez : nous avons trouvé inintéressant l’</text:p>OuLiPotage<text:p text:style-name="Text_20_body">réalisé sur un poème de <text:span>Cocteau</text:span>…</text:p><text:h text:outline-level="1"/><text:p text:style-name="Text_20_body"><text:span>Albert-Marie SCHMIDT</text:span> : …qui n’a pas flatté notre affectivité…</text:p><text:h text:outline-level="1"/><text:p text:style-name="Text_20_body"><text:span>Noël ARNAUD</text:span> : …qui ne nous a pas donné de <text:span text:style-name="Emphasis">plaisir</text:span> !</text:p><text:h text:outline-level="1"/><text:p text:style-name="Text_20_body"><text:span>Albert-Marie SCHMIDT</text:span> : l’affectivité est donc résolument mise en cause !</text:p><text:h text:outline-level="1"/><text:p text:style-name="Text_20_body"><text:span>Jacques BENS</text:span> : il faudrait tout de même remarquer que ce qui nous a préoccupés jusqu’ici, c’est la <text:span text:style-name="Emphasis">méthode</text:span>. Or, c’est une méthode scientifique : nous partons de textes existants, c’est-à-dire de faits. Et nous leur appliquons un certain nombre de traitements systématiques et prévus par avance. C’est la démarche même de toute expérience scientifique.</text:p><text:h text:outline-level="1"/><text:p text:style-name="Text_20_body"><text:span>Albert-Marie SCHMIDT</text:span> : En tant que professeur, je tiens à relever la complète objectivité des recherches que l’on nous a présentées jusqu’ici. Cependant, un phénomène me semble mériter un soupçon d’attention : tout texte étudié possède des potentialités que nous faisons passer à l’actualité, c’est-à-dire que nous transformons en réalités.</text:p><text:h text:outline-level="1"/><text:p text:style-name="Text_20_body"><text:span>Noël ARNAUD</text:span> : Je voudrais insister à mon tour sur les faits. Ce sont des faits que nous partons. C’est pourquoi, je crois qu’il serait vaut mieux nous en tenir au matériau concret. Et puis, ne pas oublier les machines.</text:p><text:h text:outline-level="1"/><text:p text:style-name="Text_20_body"><text:span>Raymond QUENEAU</text:span> : Je proteste ! Notre méthode pourrait s’appliquer à des faits inexistants.</text:p><text:h text:outline-level="1"/><text:p text:style-name="Text_20_body"><text:span>Jean LESCURE</text:span> : J’approuve ce que vient de dire le <text:span>Trt Satrape</text:span> : nous pouvons très bien faire passer des faits inexistants à l’existence. Il y a une potentialité de l’inexistant.</text:p><text:h text:outline-level="1"/><text:p text:style-name="Text_20_body"><text:span>Albert-Marie SCHMIDT</text:span> (avec étonnement) : Mais c’est très intelligent !</text:p><text:h text:outline-level="1"/><text:p text:style-name="Text_20_body"><text:span>Jean LESCURE</text:span> : Je ne vous le fais pas dire.</text:p><text:h text:outline-level="1"/><text:p text:style-name="Text_20_body"><text:span>Jean QUEVAL</text:span> : Messieurs, pas d’ironie, je vous prie.</text:p><text:h text:outline-level="1"/><text:p text:style-name="Text_20_body"><text:span>Albert-Marie SCHMIDT</text:span> : Mais pas du tout ! <text:span>Lescure</text:span> rejoint là un certain nombre de conceptions très en honneur dans le Romantisme Allemand.</text:p><text:h text:outline-level="1"/><text:p text:style-name="Text_20_body"><text:span>Jacques BENS</text:span> : Je proteste à mon tour ! Ce dont parle <text:span>Lescure</text:span> fait appel à une méthode poétique, non pas scientifique.</text:p><text:soft-page-break/><text:h text:outline-level="1"/><text:p text:style-name="Text_20_body"><text:span>Jean QUEVAL</text:span> : Permettez au <text:span>Président</text:span> de récapituler, pour clarifier (si faire se peut—mais faire se peut-il ?) la discussion. Je relève trois points : a/ l’unanimité est faite sur l’importance de cette définition et sa difficulté ; b/ nous est-il possible de ne pas nous limiter aux matériaux ; c/ ne pas oublier l’intervention des machines.</text:p><text:h text:outline-level="1"/><text:p text:style-name="Text_20_body"><text:span>Raymond QUENEAU</text:span> (qui tient à son idée) : Pour en revenir au petit b, ne pensez-vous pas que ce que nous faisons ressemble à ce que font certains peintres ? Comme ils découvrent des valeurs picturales où elles n’existent pas, nous découvrons des valeurs littéraires où il n’y en a pas. Historiquement, on peut considérer que, le jour où les <text:span>Carolingiens</text:span> se sont mis à compter sur leurs doigts jusqu'à 6, 8, ou 12 pour faire des vers, ils ont accompli un travail OuLiPien.</text:p><text:h text:outline-level="1"/><text:p text:style-name="Text_20_body"><text:span>Jean LESCURE</text:span> : Du boulier à la machine Bull !</text:p><text:h text:outline-level="1"/><text:p text:style-name="Text_20_body"><text:span>Raymond QUENEAU</text:span> : D’autre part, et contrairement à ce que l’attitude de notre ami <text:span>Lescure</text:span> pourrait parfois laisser croire, nous ne sommes pas des petits plaisantins. C’est très sérieusement que nous nous livrons à nos travaux. (Murmures approbateurs.) Et nous avons acclamé la détermination de potentiel au lieu d’expérimental. Or, le potentiel c’est ce qui n’existe pas encore.</text:p><text:h text:outline-level="1"/><text:p text:style-name="Text_20_body"><text:span>Jean LESCURE</text:span> (qui n’a rien compris) : T’as compris, <text:span>dataire</text:span> ?</text:p><text:h text:outline-level="1"/><text:p text:style-name="Text_20_body"><text:span>Jacques BENS</text:span> : Que disais-je d’autre ? Pour arriver au potentiel (au futur), il faut bien partir de ce qui existe (le présent) !</text:p><text:h text:outline-level="1"/><text:p text:style-name="Text_20_body">(La fin de la discussion se perd dans le tumulte et l’anarchie.)</text:p><text:h text:outline-level="1"/><text:p text:style-name="Text_20_body">Il est enfin question du <text:span text:style-name="Emphasis">Dossier OuLiPien du Collège</text:span>. Une <text:span>circulaire spéciale (n°7)</text:span> a été consacrée à cet important problème. Une <text:span>réunion spéciale</text:span> lui sera également consacrée.</text:p><text:h text:outline-level="1"/><text:p text:style-name="Text_20_body"><text:span>Jean Lescure</text:span> donne lecture de permutations réalisées sur des <text:span text:style-name="Emphasis">Phrases</text:span> d’<text:span>Arthur Rimbaud</text:span>. L’opération paraît intéressante. A poursuivre.</text:p><text:h text:outline-level="1"/><text:p text:style-name="Text_20_body"><text:span>Raymond Queneau</text:span> signale la perte de la canonicité par exemple <text:span>Philomène</text:span>. Il ajoute : « Ce dégommage conduit inéluctablement à la négation de la divinité du <text:span>Christ</text:span> », sans préciser s’il le déplore ou s’en réjouit, ce que n’a pas cherché à percer la discrétion toute OuLiPienne de l’assemblée.</text:p><text:soft-page-break/><text:h text:outline-level="1"/><text:p text:style-name="Text_20_body"><text:span>Noël Arnaud</text:span> lit (et verse aux archives) le très curieux résultat d’un « <text:span>Concours des Artistes</text:span> » de Guadeloupe. Bien que ces textes ressortissent plus à la folie littéraire qu’à la littérature potentielle, <text:span>Raymond Queneau</text:span> propose de retenir ce vers d’une chanson primée :</text:p><text:h text:outline-level="1"/><text:p text:style-name="Text_20_body">« Ces recherches sobres et fécondes … »</text:p><text:h text:outline-level="1"/><text:p text:style-name="Text_20_body">La <text:span>prochaine réunion</text:span> officielle aura lieu le LUNDI 5 JUIN 1961, au Restaurant Laborderie, 40 rue de l’Université (1er étage).</text:p><text:h text:outline-level="1"/><text:p text:style-name="Text_20_body">Cependant, une <text:span>réunion facultative</text:span> est prévue pour le VENDREDI 12 MAI, au même lieu. Elle sera entièrement consacrée à la préparation du <text:span>Dossier</text:span> dont il a été question à plusieurs reprises. Les absences seront excusées, mais les présences hautement appréciées.</text:p><text:h text:outline-level="1"/><text:p text:style-name="Text_20_body">pour le <text:span>S.D.D</text:span>.,</text:p><text:h text:outline-level="1"/><text:p text:style-name="Text_20_body"><text:span>Ythier MARCHANT</text:span></text:p><text:soft-page-break/>002<text:h text:outline-level="1"/><text:p text:style-name="Text_20_body"><text:bookmark text:name="oulipo"/><text:span>OUVROIR DE LITTERATURE POTENTIELLE</text:span></text:p><text:p text:style-name="Text_20_body"><text:span text:style-name="Emphasis">Circulaire n° 25</text:span></text:p><text:p text:style-name="Text_20_body"><text:span text:style-name="Emphasis">Réunion du mardi 11 septembre 1962</text:span></text:p><text:h text:outline-level="1"/><text:p text:style-name="Text_20_body">PRESENTS : <text:span>Arnaud</text:span>, <text:span>Bens</text:span>, <text:span>Duchâteau</text:span>, <text:span>Le Lionnais</text:span>, <text:span>Lescure</text:span>, <text:span>Queneau</text:span></text:p><text:p text:style-name="Text_20_body">EXCUSES : Les autres</text:p><text:p text:style-name="Text_20_body">PRESIDENT : Lescure</text:p><text:h text:outline-level="1"/><text:p text:style-name="Text_20_body">La direction du « Vieux Paris » nous ayant installé à la terrasse, ce qui doit nuire à nos débats, le S.P. s’enfle d’une juste colère. Sur son instigation, il est décidé que, fuyant désormais les traiteurs inhospitaliers, nous déjeunerons les uns chez les autres.</text:p><text:p text:style-name="Speaker"><text:span>R. QUENEAU</text:span></text:p><text:p text:style-name="Text_20_body">: nous ferons la tournée des bobodes.</text:p><text:p text:style-name="Speaker"><text:span>F. LE LIONNAIS</text:span></text:p><text:p text:style-name="Text_20_body"> : Je soumets à votre approbation la liste, réduite à deux noms, d’un certain nombre de personnalités que nous pourrions inviter à l’un de nos prochains déjeuners. Il s’agit de <text:span>G.E. Clancier</text:span> et de <text:span>Jean Ferry</text:span>.</text:p><text:p text:style-name="Text_20_body">Cette liste est adoptée avec enthousiasme. On remarque que l’invitation de <text:span>Clancier</text:span>, quoique jamais suivie d’effet, n’a jamais, non plus, été contestée.</text:p><text:p text:style-name="Text_20_body"><text:span>Le Lionnais</text:span> signale encore qu’il n’a pas de nouvelles de <text:span>M. Florkin</text:span>. Il communique à l’assemblée la copie d’une lettre de <text:span>Blavier</text:span> à <text:span>Florkin</text:span>. Cette lettre, approuvée, est versée aux archives.</text:p><text:p text:style-name="Speaker">X</text:p><text:p text:style-name="Text_20_body">: Il doit le p’tit Florkin-kin.</text:p><text:p text:style-name="Text_20_body"><text:span>Arnaud</text:span> communique une <text:span text:style-name="Emphasis">OuLiPo-Java</text:span> composée en notre honneur par <text:span>François Dufrêne</text:span>. Cette composition est versée aux archives. On en trouvera le <text:span>texte en Annexe</text:span> de la présente.</text:p><text:p text:style-name="Text_20_body">Il est question des <text:span text:style-name="Emphasis">Rhinogrades</text:span>. <text:span>F. Le Lionnais</text:span>, avec la plus parfaite mauvaise foi, se déclare ‘<text:span text:style-name="Emphasis">« confondu par l’ignorance biologique du dataire »</text:span>’. Il insiste, non sans vulgarité, pour que cette confusion (on ne saurait mieux dire) soit inscrite au procès-verbal.</text:p><text:p text:style-name="Text_20_body"><text:span>Duchâteau</text:span> fait un <text:span>exposé</text:span> très remarqué sur le <text:span text:style-name="Emphasis">roman combinatoire</text:span>. On trouvera, <text:span>en Annexe</text:span>, l’essentiel de sa communication. La discussion s’ouvre.</text:p><text:p text:style-name="Speaker"><text:span>J. BENS</text:span></text:p><text:p text:style-name="Text_20_body"> : À mon sens, la difficulté réside en ceci (que démontre suf- </text:p><text:soft-page-break/><text:p text:style-name="Text_20_body">fisamment la tentative de <text:span>Saporta</text:span>) : sans lien de cause à effet, il n’y a pas de <text:span text:style-name="Emphasis">romanesque</text:span> possible.</text:p><text:p text:style-name="Speaker"><text:span>F. LE LIONNAIS</text:span></text:p><text:p text:style-name="Text_20_body"> : <text:span>Bens</text:span> est étroitement conditionné par la culture classique. Ces structures sont-elles inévitables ? (Sinon, il faut évidemment faire autre chose que <text:span>Saporta</text:span>, qui a seulement démontré qu’une solution de négligence n’est pas possible.) On pourrait, par exemple, admettre qu’il existe un ordre différent de <text:span text:style-name="Emphasis">l’ordre temporel</text:span>. Peut-être pas n’importe lequel, d’ailleurs. Mais je ne sais pas lequel. Si nous prenons <text:span text:style-name="Emphasis">100.000 milliards de poèmes</text:span>, nous constatons que chaque poème est bon. Dans le livre de <text:span>Saporta</text:span>, toutes les <text:span text:style-name="Emphasis">combinaisons</text:span> ne sont pas bonnes. Peut-on proposer quelques bonnes solutions et écarter les mauvaises ?</text:p><text:p text:style-name="Speaker"><text:span>J. LESCURE</text:span></text:p><text:p text:style-name="Text_20_body"> : On limiterait le choix de l’auteur ?</text:p><text:p text:style-name="Speaker"><text:span>R. QUENEAU</text:span></text:p><text:p text:style-name="Text_20_body"> : L’auteur a <text:span text:style-name="Emphasis">toujours</text:span> un choix, dans n’importe quelle littérature.</text:p><text:p text:style-name="Speaker"><text:span>F. LE LIONNAIS</text:span></text:p><text:p text:style-name="Text_20_body"> : Son choix sera limité à l’intérieur d’un certain <text:span text:style-name="Emphasis">système</text:span>.</text:p><text:p text:style-name="Speaker"><text:span>J. BENS</text:span></text:p><text:p text:style-name="Text_20_body"> : Il n’y a pas de comparaison possible.</text:p><text:p text:style-name="Text_20_body">(On notera l’exemplaire obscurité de chacune de ces répliques. Obscurité qui n’est que la rançon de leur elliptique profondeur.)</text:p><text:p text:style-name="Speaker"><text:span>R. QUENEAU</text:span></text:p><text:p text:style-name="Text_20_body"> : Historiquement...</text:p><text:p text:style-name="Speaker">Voix</text:p><text:p text:style-name="Text_20_body"> : Ah !</text:p><text:p text:style-name="Speaker"><text:span>R. QUENEAU</text:span></text:p><text:p text:style-name="Text_20_body"> :... Historiquement, il existe deux ouvrages forts intéressants de <text:span>Georges Polti</text:span> : <text:span text:style-name="Emphasis">Les 36 situations dramatiques</text:span> et <text:span text:style-name="Emphasis">l’Art d’inventer les personnages</text:span>. Le premier contient une thèse : le nombre total des situations dramatiques est limité à 36. Toutes les situations « nouvelles » que l’on peut inventer se ramènent à une des précédentes. Dans le second ouvrage, <text:span>Polti</text:span> propose des <text:span text:style-name="Emphasis">combinaisons</text:span> (de caractères, de situations, etc.) permettant de définir 7.000 (ou 70.000 ?) types. Un autre auteur a proposé une autre <text:span text:style-name="Emphasis">combinatoire</text:span> : c’est <text:span>Léon Bopp</text:span>. Sa méthode était également limitative, mais d’une manière beaucoup plus naïve. D’ailleurs, les romans que l’on a écrits après lui n’entrent pas dans les cadres qu’il avait prévus...</text:p><text:p text:style-name="Speaker"><text:span>F. LE LIONNAIS</text:span></text:p><text:p text:style-name="Text_20_body"> : <text:span>Souriau</text:span> a également étudié la question, dans un ouvrage publié par la « <text:span text:style-name="Emphasis">Bibliothèque de Philosophie Scientifique</text:span> » de <text:span>Flammarion</text:span>.</text:p><text:p text:style-name="Text_20_body"><text:span>J. BENS</text:span> : Dans le roman policier, on connaît les célèbres règles de <text:span>Van Dine</text:span>. Mais il ne s’agit alors que de règles interdisant certaines facilités. Cela n’a rien à voir avec la <text:span text:style-name="Emphasis">combinatoire</text:span>.</text:p><text:p text:style-name="Text_20_body"><text:span>F. LE LIONNAIS</text:span> : Je vous proposerai, lors d’une prochaine réunion, une nouvelle solution pour les problèmes de local clos. Je rumine également, d’ailleurs, un cas où l’assassin est le lecteur.</text:p><text:soft-page-break/><text:p text:style-name="Text_20_body"><text:span>F. LE LIONNAIS</text:span> : Je voudrais faire, à propos du <text:span text:style-name="Emphasis">lettrisme</text:span> et de l’<text:span>OuLiPo</text:span>, deux communications indépendantes mais liées :</text:p><text:list text:style-name="L2"><text:list-item><text:p text:style-name="P1">Je rappelle que l’OuLiPo a pour but de découvrir des <text:span text:style-name="Emphasis">structures</text:span> nouvelles et de donner, pour chaque structure, des exemples en petite quantité. Il ne faut donc pas s’étonner que nos travaux n’aillent pas plus vite ;</text:p></text:list-item><text:list-item><text:p text:style-name="P1">Le <text:span text:style-name="Emphasis">lettrisme</text:span> m’apparaît, en un sens, comme une tentative de recherche de structures. Comme il existe, nous n’avons rien à faire dans ce domaine. Pourquoi n’inventerions-nous pas <text:span>Dufrêne</text:span> ? Nous pouvons apporter quelque chose au <text:span text:style-name="Emphasis">lettrisme</text:span>. Par exemple : inventer une nouvelle lettre de l’alphabet.</text:p></text:list-item></text:list><text:p text:style-name="Text_20_body">On ajoute donc <text:span>François Dufrêne</text:span> à la liste précédente des personnalités à inviter prochainement.</text:p><text:p text:style-name="Text_20_body">On ne manque pas, naturellement, d’échanger des vœux de Bonne Année Pataphysique.</text:p><text:p text:style-name="Text_20_body">On remarque qu’une nouvelle Ere, l’Ere Oulipienne, pourrait être créée. Le premier jour de l’année en serait le 24 novembre, anniversaire de la fondation de l’OuLiPo. (On néglige dans ce calcul, mais sans les oublier, les entretiens préalables à la fondation solennelle.)</text:p><text:p text:style-name="Text_20_body"><text:span>Raymond Queneau</text:span> et <text:span>François Le Lionnais</text:span> échangent alors les fruits mathématiques de leurs veilles. L’impuissance du S.P. à suivre cette estimable discussion l’empêche d’en faire part ici. Non sans regret.</text:p><text:p text:style-name="Text_20_body">Une femme peintre, installée à deux pas de nous, sous couleur de fixer les traits austères de Saint-Etienne-du-Mont, nous tire le portrait. Ainsi, la dernière réunion publique de l’OuLiPo s’inscrira dans une oléagineuse, et peut-être (qui sait ?) drouotique, postérité.</text:p><text:p text:style-name="Text_20_body">La prochaine réunion…</text:p><text:p text:style-name="Text_20_body"><text:span>R. QUENEAU</text:span> : On va faire la tournée des OuLiPopotes !</text:p><text:p text:style-name="Text_20_body">...la prochaine réunion, donc, se tiendra le vendredi 26 octobre chez <text:span>Jacques Duchateau</text:span>.</text:p><text:p text:style-name="Text_20_body">(On sait que, par la suite de modifications ultérieures, cette réunion s’est tenue, le 31 octobre, chez <text:span>Claude Berge</text:span>.)</text:p>Le S.P.<text:h text:outline-level="1"><text:span text:style-name="Emphasis">OUVROIR DE LITTERATURE POTENTIELLE</text:span></text:h><text:h text:outline-level="1"><text:span text:style-name="Emphasis">COMPTE-RENDU DE LA REUNION DU 8 MARS 1965</text:span> <text:span text:style-name="Emphasis">Circulaire No. 59</text:span></text:h><text:p text:style-name="Text_20_body">PRESENTS : </text:p><text:list text:style-name="L1"><text:list-item><text:p text:style-name="P1"><text:span>J. Lescure</text:span></text:p></text:list-item><text:list-item><text:p text:style-name="P1"><text:span>F. Le Lionnais</text:span></text:p></text:list-item><text:list-item><text:p text:style-name="P1"><text:span>R. Queneau</text:span></text:p></text:list-item><text:list-item><text:p text:style-name="P1"><text:span>J. Duchateau</text:span></text:p></text:list-item><text:list-item><text:p text:style-name="P1"><text:span>C. Berge</text:span></text:p></text:list-item><text:list-item><text:p text:style-name="P1"><text:span>P. Braffort</text:span></text:p></text:list-item><text:list-item><text:p text:style-name="P1"><text:span>J. Queval</text:span></text:p></text:list-item><text:list-item><text:p text:style-name="P1"><text:span>N. Arnaud </text:span></text:p></text:list-item><text:list-item><text:p text:style-name="P1"><text:span>A. Blavier</text:span></text:p></text:list-item></text:list><text:p text:style-name="Text_20_body">PRESIDENT : <text:span>J. BENS</text:span></text:p><text:h text:outline-level="1"/><text:p text:style-name="Speaker"><text:span>LE LIONNAIS</text:span> (véhément)</text:p><text:p text:style-name="Text_20_body"> : Un membre de l’Oulipo ayant omis de faire les démarches nécessaires, nous ne pourrons nous rendre chez I.B.M après le déjeuner. </text:p><text:p text:style-name="Speaker"><text:span>C. BERGE</text:span> (distrait)</text:p><text:p text:style-name="Text_20_body"> : Quel membre ? </text:p><text:p text:style-name="Speaker"><text:span>LE LIONNAIS</text:span> : (S’étranglant)</text:p><text:p text:style-name="Text_20_body">Comment ça quel membre ? </text:p><text:p text:style-name="Speaker"><text:span>BENS</text:span> (Présidant avec autorité)</text:p><text:p text:style-name="Text_20_body"> : Enfin, <text:span>Berge</text:span> !</text:p><text:p text:style-name="Stage">- <text:span>Berge</text:span> regarde <text:span>Le Lionnais</text:span>. <text:span>Le Lionnais</text:span> regarde <text:span>Berge</text:span>.-</text:p><text:h text:outline-level="1"/><text:p text:style-name="Speaker"><text:span>BRAFFORT</text:span></text:p><text:p text:style-name="Text_20_body"> : Je vais écrire un livre sur l’imagination : puis-je parler de l’Oulipo et des travaux de certains de ses membres ? </text:p><text:p text:style-name="Speaker">TOUS </text:p><text:p text:style-name="Text_20_body">: Oui. </text:p><text:p text:style-name="Speaker"><text:span>QUENEAU</text:span></text:p><text:p text:style-name="Text_20_body"> : A propos dans la collection « Idée » va paraître « Bâtons, Lettres et Chiffres » avec en plus ma conférence à l’Institut H. Poincaré. 50.000 exemplaires !</text:p><text:p text:style-name="Speaker"><text:span>BENS</text:span></text:p><text:p text:style-name="Text_20_body"> : La gloire.</text:p><text:p text:style-name="Speaker"><text:span>BRAFFORT</text:span></text:p><text:p text:style-name="Text_20_body"> : J’espère que je ne m’appellerai pas « Pierre » comme dans « La Pleiade ».</text:p><text:p text:style-name="Stage">(Queneau sort un papier et note)</text:p><text:p text:style-name="Speaker"><text:span>BRAFFORT</text:span></text:p><text:p text:style-name="Text_20_body"> : Au fait, la jambe de ma femme se portant bien, nous allons pouvoir nous rendre tous à Limours.</text:p><text:p text:style-name="Stage">(On prend date : le 12 juin, Oulilimours)</text:p><text:p text:style-name="Speaker"><text:span>QUENEAU</text:span></text:p><text:p text:style-name="Text_20_body">: Qui connait Andouille ?</text:p><text:p text:style-name="Stage">(il mange une omelette au fromage sans fromage mais avec tomate)</text:p><text:p text:style-name="Stage">Bruit noir. Référence d’Ardouille : Reuterwald, cher Schwartz, Milan). Dans Andouille chaque mot est traité suivant le code de demoiselle des postes. Exemple : « lui » donne « Léon, Ursule, Irène » .</text:p><text:h text:outline-level="1"/><text:p text:style-name="Speaker"><text:span>DUCHATEAU</text:span></text:p><text:p text:style-name="Text_20_body"> : Je voudrais signaler le numéro 4 de ‘« Communications »’ qui est consacré aux ‘« Recherches Sémiologiques »’ Christian Metz dans un article : Le Cinéma, langue ou langage ? fait état du manifeste d’art permutationnel de Moles et en profites pour affirmer la ‘« manipulation souveraine n’est pas une voie féconde du cinéma (ni d’ailleurs pour la poésie). »’</text:p><text:p text:style-name="Text_20_body">Il y a aussi un article sur le message narratif, tout ça c’est très intéressant, intelligent. Naturellement ( ?) l’Oulipo n’est pas cité. Est-ce un hasard, ou bien est-ce une conséquence des positions, disons, ultra-linguistiques, qu’ils adoptent. </text:p><text:p text:style-name="Speaker"><text:span>QUENEAU</text:span></text:p><text:p text:style-name="Text_20_body">: Il faudrait que nous en prenions connaissance. </text:p><text:p text:style-name="Speaker"><text:span>ARNAUD</text:span></text:p><text:p text:style-name="Text_20_body"> : Je l’ai lu, il y a une grande analyse de Barthes, ils savent beaucoup de choses. </text:p><text:p text:style-name="Speaker"><text:span>LESCURE</text:span></text:p><text:p text:style-name="Text_20_body"> : Nous aussi. </text:p><text:p text:style-name="Speaker"><text:span>QUEVAL</text:span></text:p><text:p text:style-name="Text_20_body"> : C’est peut-être pas les mêmes. </text:p><text:p text:style-name="Speaker"><text:span>QUENEAU</text:span></text:p><text:p text:style-name="Text_20_body"> : Prenons connaissance, nous pourrons inviter, ou ne pas inviter, selon. </text:p><text:p text:style-name="Speaker"><text:span>BENS</text:span></text:p><text:p text:style-name="Text_20_body"> : Il ne s’agit pas d’avoir l’air idiot. </text:p><text:p text:style-name="Speaker"><text:span>BENS</text:span></text:p><text:p text:style-name="Text_20_body"> : J’ai un ami dans le midi qui admire beaucoup Berge. Il voudrait connaitre sa définition des graphes. Grâce à ses amis, je m’initie aux mathématiques, je sais maintenant ce que c’est que l’intersection.</text:p><text:p text:style-name="Speaker"><text:span>BLAVIER</text:span></text:p><text:p text:style-name="Text_20_body"> : Le midi bouge.</text:p><text:p text:style-name="Speaker"><text:span>BRAFFORT</text:span></text:p><text:p text:style-name="Text_20_body">: Et l’ensemble vide ?</text:p><text:p text:style-name="Speaker"><text:span>LE LIONNAIS</text:span></text:p><text:p text:style-name="Text_20_body"> : Fait-il ou non partie des ensembles. ? </text:p><text:p text:style-name="Speaker"><text:span>BERGE</text:span></text:p><text:p text:style-name="Text_20_body"> : Quelle est sa taille ? </text:p><text:p text:style-name="Speaker"><text:span>BENS</text:span></text:p><text:p text:style-name="Text_20_body"> : Vous voulez me décourager.</text:p><text:h text:outline-level="1"/><text:p text:style-name="Speaker"><text:span>QUENEAU</text:span></text:p><text:p text:style-name="Text_20_body"> : Je signale que Quemada a procédé à l’analyse lexicologique de très nombreux livres. </text:p><text:h text:outline-level="1">Annexe No.1 </text:h><text:p text:style-name="Speaker"><text:span>QUENEAU</text:span></text:p><text:p text:style-name="Text_20_body"> : Je voudrais parler de Estivals. Estivals c’est le signisme. Il part du signe ‘« très naturel »’, facile à comprendre. Par exemple une de ses toiles représente des cornes. Il me demande ce que cela évoque : Moi : Une tête de taureau Lui : Ah. Moi : Vous êtes dubitatif. Lui : Je ne sais pas. J’ai oublié ce que c’est.</text:p><text:p text:style-name="Speaker"><text:span>BRAFFORT</text:span></text:p><text:p text:style-name="Text_20_body"> : Il s’agirait de pictogramme ? </text:p><text:p text:style-name="Speaker"><text:span>QUENEAU</text:span></text:p><text:p text:style-name="Text_20_body"> : Plus ‘« conventionnels »’</text:p><text:p text:style-name="Speaker"><text:span>ARNAUD</text:span></text:p><text:p text:style-name="Text_20_body"> : A mon avis ce n’est pas assez farfelu… </text:p><text:p text:style-name="Speaker"><text:span>LE LIONNAIS</text:span></text:p><text:p text:style-name="Text_20_body"> : … Pas assez scientifique. </text:p><text:p text:style-name="Speaker"><text:span>ARNAUD</text:span></text:p><text:p text:style-name="Text_20_body"> : C’est ce que je voulais dire.</text:p><text:p text:style-name="Speaker"><text:span>QUENEAU</text:span></text:p><text:p text:style-name="Text_20_body"> : ça pourrait se rattacher à l’Oulipeinpo </text:p><text:p text:style-name="Speaker"><text:span>QUENEAU</text:span></text:p><text:p text:style-name="Text_20_body"> : Contre. </text:p><text:p text:style-name="Speaker"><text:span>BRAFFORT</text:span></text:p><text:p text:style-name="Text_20_body"> : Une lettre pour. </text:p><text:p text:style-name="Speaker"><text:span>LE LIONNAIS</text:span></text:p><text:p text:style-name="Text_20_body"> : Ambigu.</text:p><text:p text:style-name="Speaker"><text:span>BRAFFORT</text:span></text:p><text:p text:style-name="Text_20_body"> : Pour mais après. </text:p><text:p text:style-name="Speaker"><text:span>LE LIONNAIS</text:span></text:p><text:p text:style-name="Text_20_body"> : Après les clients.</text:p><text:p text:style-name="Speaker"><text:span>LESCURE</text:span></text:p><text:p text:style-name="Text_20_body"> : Après le mouton, les cornes !</text:p><text:p text:style-name="Speaker"><text:span>BENS</text:span></text:p><text:p text:style-name="Text_20_body"> : Si ça intéresse, ça intéresse ; sinon on va à la pêche ou on va à la pêche. Convaincus, vous ne l’êtes pas ? </text:p><text:p text:style-name="Stage">(Une réunion secrète se tiendra pour procéder à l’intersection des points de vue sur la réunion des cerveaux.)</text:p><text:h text:outline-level="1"/><text:p text:style-name="Speaker">LE PRESIDENT <text:span>BENS</text:span></text:p><text:p text:style-name="Text_20_body"> : Revenons à nos moutons.</text:p><text:p text:style-name="Speaker"><text:span>QUENEAU</text:span></text:p><text:p text:style-name="Text_20_body"> : Je lis, je relis, j’en coupe et des meilleurs. </text:p><text:p text:style-name="Speaker"><text:span>QUEVAL</text:span></text:p><text:p text:style-name="Text_20_body"> : De quoi parlez-vous ? </text:p><text:p text:style-name="Speaker"><text:span>BENS</text:span></text:p><text:p text:style-name="Text_20_body"> : Queneau est mon esclave. Je rêve.</text:p><text:p text:style-name="Speaker"><text:span>QUENEAU</text:span></text:p><text:p text:style-name="Text_20_body"> : Ce sera revu et corrigé par chacun. </text:p><text:h text:outline-level="1"/><text:p text:style-name="Text_20_body">Il est encore question de l’Ourepo </text:p><text:p text:style-name="Speaker">(<text:span>F. Le Lionnais</text:span>), et <text:span>R. Queneau</text:span></text:p><text:p text:style-name="Text_20_body">demande : ‘« Toutes (les religions) n’ont-elles pas été inventées ?. » ’</text:p><text:p text:style-name="Speaker"><text:span>Queval</text:span></text:p><text:p text:style-name="Text_20_body"> : ‘« Et l’univers en expansion. »’</text:p><text:p text:style-name="Speaker"><text:span>Braffort</text:span></text:p><text:p text:style-name="Text_20_body"> : ‘« C’est pas du domaine de la religion. »’</text:p><text:p text:style-name="Speaker"><text:span>Le Lionnais</text:span></text:p><text:p text:style-name="Text_20_body"> : ‘« Matérialiste. »’</text:p><text:p text:style-name="Text_20_body">Le même <text:span>F. Le Lionnais</text:span> qui représente l’Oulipo à Bordighera pour les bandes dessinées, nous parle des travaux, faits et à faire, en utilisant les collages, en remplaçant les textes des bulles, etc….</text:p><text:p text:style-name="Text_20_body">Enfin <text:span>Queneau</text:span> signale que dans le bulletin du tourisme espagnol il a lu que <text:span>Dali</text:span> a fait un taureau sous les ordres d’une machine.</text:p><text:h text:outline-level="1"/><text:p text:style-name="tei_signed"><text:p text:style-name="Text_20_body">Le S.P</text:p> <text:span>J.D</text:span></text:p><text:h text:outline-level="1"/><text:p text:style-name="Text_20_body">Prochaine réunion : lundi 29 mars.</text:p><text:h text:outline-level="1">NB :</text:h><text:p text:style-name="Speaker"><text:span>LE LIONNAIS</text:span></text:p><text:p text:style-name="Text_20_body"> : Si on invitait Faure ?</text:p><text:p text:style-name="Speaker"><text:span>QUENEAU</text:span></text:p><text:p text:style-name="Text_20_body"> : <text:span>Faure</text:span> ? N’est-il pas sarcastique à notre égard ?</text:p><text:p text:style-name="Speaker"><text:span>BRAFFORT</text:span></text:p><text:p text:style-name="Text_20_body"> : Je dirais même lubrique. </text:p><text:p text:style-name="Speaker"><text:span>LE LIONNAIS</text:span></text:p><text:p text:style-name="Text_20_body"> : Vous vous égarez, Messieurs. Faure est invité. </text:p><text:h text:outline-level="1"/></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Archives oulipiennes — Corpus des comptes-rendus des réunions de l'OULIPO</dc:title>
    <dc:description/>
    <dc:subject/>
    <meta:creation-date>2016-05-12</meta:creation-date>
    <dc:date>2016-05-12T10:39:36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